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00000004382245F0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4.443cm, 13.731cm, 5.946cm, 56.8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13.5cm" svg:x="0cm" svg:y="0cm">
          <draw:image xlink:href="Pictures/1000000000000F00000004382245F0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6-30T12:11:51.92</meta:creation-date>
    <dc:date>2017-06-30T12:15:12.86</dc:date>
    <dc:creator>Jason Statham</dc:creator>
    <meta:editing-duration>PT3M21S</meta:editing-duration>
    <meta:editing-cycles>1</meta:editing-cycles>
    <meta:document-statistic meta:object-count="1"/>
    <meta:generator>OpenOffice/4.1.3$Win32 OpenOffice.org_project/413m1$Build-9783</meta:generator>
  </office:meta>
</office:document-meta>
</file>